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6" style:family="paragraph">
      <style:paragraph-properties fo:text-align="center"/>
      <style:text-properties fo:font-size="36pt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4pt" style:font-size-asian="24pt" style:font-size-complex="24pt"/>
    </style:style>
    <style:style style:name="T6" style:family="text">
      <style:text-properties style:font-name="Segoe UI Semibold" fo:font-size="15pt" style:font-size-asian="15pt" style:font-size-complex="15pt"/>
    </style:style>
    <style:style style:name="T7" style:family="text">
      <style:text-properties style:font-name="Segoe UI Semibold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egoe UI Semibold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Segoe UI Semibold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Segoe UI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48cm">
          <draw:text-box>
            <text:p text:style-name="P1"><text:span text:style-name="T1">HYMN #542</text:span></text:p>
            <text:p text:style-name="P1"><text:span text:style-name="T2">“</text:span><text:span text:style-name="T2">When I Behold Jesus Chr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384cm" svg:height="7.011cm" svg:x="1.778cm" svg:y="0.81cm">
          <draw:text-box>
            <text:p text:style-name="P1"><text:span text:style-name="T3">1. </text:span><text:span text:style-name="T4">When I behold Jesus Christ,</text:span></text:p>
            <text:p text:style-name="P1"><text:span text:style-name="T4">True God who died for me,</text:span></text:p>
            <text:p text:style-name="P1"><text:span text:style-name="T4">I wonder much at His love</text:span></text:p>
            <text:p text:style-name="P1"><text:span text:style-name="T4">As He hung on the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654cm" svg:height="13.771cm" svg:x="1.016cm" svg:y="0.886cm">
          <draw:text-box>
            <text:p text:style-name="P4"><text:span text:style-name="T5"><text:s/></text:span><text:span text:style-name="T5">Refrain:</text:span><text:span text:style-name="T6"> 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5" draw:layer="layout" svg:width="25.654cm" svg:height="7.75cm" svg:x="1.016cm" svg:y="0.886cm">
          <draw:text-box>
            <text:p text:style-name="P4"><text:span text:style-name="T5"><text:s text:c="14"/></text:span><text:span text:style-name="T6"><text:s text:c="2"/>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7" draw:layer="layout" svg:width="25.146cm" svg:height="7.011cm" svg:x="1.27cm" svg:y="1.016cm">
          <draw:text-box>
            <text:p text:style-name="P6"><text:span text:style-name="T3">2. </text:span><text:span text:style-name="T4">For me You gave all Your love,</text:span></text:p>
            <text:p text:style-name="P6"><text:span text:style-name="T4">For me You suffered pain;</text:span></text:p>
            <text:p text:style-name="P6"><text:span text:style-name="T4">I find no words, nothing can</text:span></text:p>
            <text:p text:style-name="P6"><text:span text:style-name="T4">Your selflessness expl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5" draw:layer="layout" svg:width="24.892cm" svg:height="7.496cm" svg:x="1.27cm" svg:y="0.886cm">
          <draw:text-box>
            <text:p text:style-name="P4"><text:span text:style-name="T5"><text:s/></text:span><text:span text:style-name="T5">Refrain:</text:span><text:span text:style-name="T6"> 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5" draw:layer="layout" svg:width="25.654cm" svg:height="7.242cm" svg:x="1.016cm" svg:y="0.886cm">
          <draw:text-box>
            <text:p text:style-name="P4"><text:span text:style-name="T7"><text:s text:c="15"/>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8" draw:text-style-name="P2" draw:layer="layout" svg:width="24.13cm" svg:height="7.112cm" svg:x="2.032cm" svg:y="1.016cm">
          <draw:text-box>
            <text:p text:style-name="P1"><text:span text:style-name="T8"><text:s/></text:span><text:span text:style-name="T9">3. </text:span><text:span text:style-name="T10">You had no sin, holy Lord,</text:span></text:p>
            <text:p text:style-name="P1"><text:span text:style-name="T10">But You were tortured, tried;</text:span></text:p>
            <text:p text:style-name="P1"><text:span text:style-name="T10">On Golgotha there for all</text:span></text:p>
            <text:p text:style-name="P1"><text:span text:style-name="T10">My sins You bled and di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6" draw:text-style-name="P5" draw:layer="layout" svg:width="24.892cm" svg:height="7.496cm" svg:x="1.524cm" svg:y="1.016cm">
          <draw:text-box>
            <text:p text:style-name="P4"><text:span text:style-name="T5"><text:s/></text:span><text:span text:style-name="T5">Refrain:</text:span><text:span text:style-name="T6"> 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9" draw:text-style-name="P5" draw:layer="layout" svg:width="25.146cm" svg:height="7.198cm" svg:x="1.505cm" svg:y="0.93cm">
          <draw:text-box>
            <text:p text:style-name="P4"><text:span text:style-name="T5"><text:s text:c="13"/></text:span><text:span text:style-name="T6"><text:s text:c="2"/>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3" draw:text-style-name="P7" draw:layer="layout" svg:width="24.384cm" svg:height="7.011cm" svg:x="1.524cm" svg:y="0.863cm">
          <draw:text-box>
            <text:p text:style-name="P6"><text:span text:style-name="T3">4. </text:span><text:span text:style-name="T4">What love is this? Greater love</text:span></text:p>
            <text:p text:style-name="P6"><text:span text:style-name="T4">No one has ever known.</text:span></text:p>
            <text:p text:style-name="P6"><text:span text:style-name="T4">My life with God- <text:s/>this I owe</text:span></text:p>
            <text:p text:style-name="P6"><text:span text:style-name="T4">To You, and You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>
        <draw:frame draw:style-name="gr8" draw:text-style-name="P5" draw:layer="layout" svg:width="25.146cm" svg:height="7.112cm" svg:x="1.524cm" svg:y="0.762cm">
          <draw:text-box>
            <text:p text:style-name="P4"><text:span text:style-name="T5"><text:s/></text:span><text:span text:style-name="T5">Refrain:</text:span><text:span text:style-name="T6"> 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>
        <draw:frame draw:style-name="gr10" draw:text-style-name="P5" draw:layer="layout" svg:width="25.146cm" svg:height="13.526cm" svg:x="1.524cm" svg:y="0.762cm">
          <draw:text-box>
            <text:p text:style-name="P4"><text:span text:style-name="T5"><text:s text:c="15"/></text:span><text:span text:style-name="T4">What kind of love is this?</text:span></text:p>
            <text:p text:style-name="P4"><text:span text:style-name="T4"><text:s text:c="10"/></text:span><text:span text:style-name="T4">What kind of love is this?</text:span></text:p>
            <text:p text:style-name="P4"><text:span text:style-name="T4"><text:s text:c="10"/></text:span><text:span text:style-name="T4">You showed Your love, Jesus, there</text:span></text:p>
            <text:p text:style-name="P4"><text:span text:style-name="T4"><text:s text:c="10"/></text:span><text:span text:style-name="T4">To me on Calvary.</text:span></text:p>
            <text:p text:style-name="P4"><text:span text:style-name="T11"/></text:p>
            <text:p text:style-name="P4"><text:span text:style-name="T11"/></text:p>
            <text:p text:style-name="P4"><text:span text:style-name="T11">1998 Concordia Publishing House.</text:span></text:p>
            <text:p text:style-name="P4"><text:span text:style-name="T6">Used by permission: </text:span></text:p>
            <text:p text:style-name="P4"><text:span text:style-name="T6">LSB Hymn License .NET, no. 100011038. </text:span></text:p>
            <text:p text:style-name="P4"><text:span text:style-name="T12">1970 Ethiopian Evangelical Church</text:span></text:p>
            <text:p text:style-name="P4"><text:span text:style-name="T12">Mekane Yesus.</text:span></text:p>
            <text:p text:style-name="P4"><text:span text:style-name="T12">Used by permission:</text:span></text:p>
            <text:p text:style-name="P4"><text:span text:style-name="T12">LSB Hymn License 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49:30.750000000</meta:creation-date>
    <dc:date>2019-04-16T01:14:04.600000000</dc:date>
    <meta:editing-duration>PT7M37S</meta:editing-duration>
    <meta:editing-cycles>9</meta:editing-cycles>
    <meta:generator>LibreOffice/6.1.5.2$Windows_X86_64 LibreOffice_project/90f8dcf33c87b3705e78202e3df5142b201bd805</meta:generator>
    <meta:document-statistic meta:object-count="60"/>
  </office:meta>
</office:document-meta>
</file>